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51cm" svg:stroke-color="#000000" draw:marker-start="Short_20_line_20_Arrow" draw:marker-start-width="0.762cm" draw:marker-start-center="false" draw:marker-end="Short_20_line_20_Arrow" draw:marker-end-width="0.762cm" draw:marker-end-center="false" svg:stroke-opacity="100%" draw:stroke-linejoin="round" svg:stroke-linecap="round" draw:fill="non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51cm" svg:stroke-color="#000000" draw:marker-start="Short_20_line_20_Arrow" draw:marker-start-width="0.826cm" draw:marker-end="Short_20_line_20_Arrow" draw:marker-end-width="0.826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51cm" svg:stroke-color="#000000" draw:marker-start="Short_20_line_20_Arrow" draw:marker-start-width="0.762cm" draw:marker-end="Short_20_line_20_Arrow" draw:marker-end-width="0.762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3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fo:font-style="italic" style:font-size-asian="36pt" style:font-style-asian="italic" style:font-size-complex="36pt" style:font-style-complex="italic"/>
    </style:style>
    <style:style style:name="P5" style:family="paragraph">
      <loext:graphic-properties draw:fill="solid" draw:fill-color="#ffffff"/>
      <style:paragraph-properties fo:text-align="center"/>
      <style:text-properties fo:font-style="normal" style:font-style-asian="normal" style:font-style-complex="normal"/>
    </style:style>
    <style:style style:name="P6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36pt" fo:font-style="italic" style:font-size-asian="36pt" style:font-style-asian="italic" style:font-size-complex="36pt" style:font-style-complex="italic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1" style:family="paragraph">
      <style:paragraph-properties fo:margin-left="0cm" fo:margin-right="0cm" fo:margin-top="0cm" fo:margin-bottom="0cm" fo:line-height="12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90%" fo:text-align="center" fo:text-indent="0cm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4.1000003814697pt" style:font-size-asian="14.1000003814697pt" style:font-size-complex="14.1000003814697pt"/>
    </style:style>
    <style:style style:name="P15" style:family="paragraph"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6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7" style:family="text">
      <style:text-properties fo:color="#000000" style:font-name="Arial1" fo:font-size="14.1000003814697pt" fo:font-style="italic" style:font-name-asian="Arial1" style:font-size-asian="14.1000003814697pt" style:font-style-asian="italic" style:font-name-complex="Arial1" style:font-size-complex="14.1000003814697pt" style:font-style-complex="italic"/>
    </style:style>
    <style:style style:name="T8" style:family="text">
      <style:text-properties fo:color="#000000" style:font-name="Arial1" fo:font-size="18pt" fo:font-style="italic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.1cm 1.906cm)">
          <draw:text-box>
            <text:p text:style-name="P2"><text:span text:style-name="T1">ГУИР.400201.185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4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67.4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4cm" svg:y="37.5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4" draw:layer="layout" svg:width="13.5cm" svg:height="9cm" svg:x="5.254cm" svg:y="22.622cm">
            <draw:text-box>
              <text:p text:style-name="P2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5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6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8" draw:layer="layout" svg:width="13.5cm" svg:height="9cm" svg:x="43.307cm" svg:y="37.608cm">
            <draw:text-box>
              <text:p text:style-name="P7"><text:span text:style-name="T3">Модуль интеграции</text:span></text:p>
              <text:p text:style-name="P7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взаимодействия с пользователе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2" draw:text-style-name="P1" draw:layer="layout" svg:width="27cm" svg:height="2cm" svg:x="4.842cm" svg:y="48.133cm">
          <draw:text-box>
            <text:p text:style-name="P9"><text:span text:style-name="T2">Программное средство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9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9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9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9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9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0" draw:layer="layout" svg:width="1.918cm" svg:height="1.066cm" svg:x="81.737cm" svg:y="54.508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9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2" draw:layer="layout" svg:width="3.729cm" svg:height="0.677cm" svg:x="66.84cm" svg:y="55.766cm">
          <draw:text-box>
            <text:p text:style-name="P11"><text:span text:style-name="T5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9"><text:span text:style-name="T4">Пров.</text:span></text:p>
          </draw:text-box>
        </draw:frame>
        <draw:frame draw:style-name="gr17" draw:text-style-name="P12" draw:layer="layout" svg:width="3.782cm" svg:height="0.677cm" svg:x="66.84cm" svg:y="56.226cm">
          <draw:text-box>
            <text:p text:style-name="P11"><text:span text:style-name="T5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9"><text:span text:style-name="T4">Т.контр.</text:span></text:p>
          </draw:text-box>
        </draw:frame>
        <draw:frame draw:style-name="gr17" draw:text-style-name="P12" draw:layer="layout" svg:width="3.731cm" svg:height="0.677cm" svg:x="66.84cm" svg:y="56.752cm">
          <draw:text-box>
            <text:p text:style-name="P11"><text:span text:style-name="T5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9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9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9"><text:span text:style-name="T4">Утв.</text:span></text:p>
          </draw:text-box>
        </draw:frame>
        <draw:frame draw:style-name="gr17" draw:text-style-name="P12" draw:layer="layout" svg:width="3.81cm" svg:height="0.677cm" svg:x="66.84cm" svg:y="57.791cm">
          <draw:text-box>
            <text:p text:style-name="P11"><text:span text:style-name="T5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9"><text:span text:style-name="T6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185 С1</text:span></text:p>
          </draw:text-box>
        </draw:frame>
        <draw:frame draw:style-name="gr21" draw:text-style-name="P14" draw:layer="layout" svg:width="7.978cm" svg:height="2.911cm" svg:x="71.212cm" svg:y="54.66cm">
          <draw:text-box>
            <text:p text:style-name="P13"><text:span text:style-name="T7">Программное средство </text:span></text:p>
            <text:p text:style-name="P13"><text:span text:style-name="T7">Developers Bot.</text:span></text:p>
            <text:p text:style-name="P13"><text:span text:style-name="T7">Схема структурная</text:span></text:p>
          </draw:text-box>
        </draw:frame>
        <draw:frame draw:style-name="gr17" draw:text-style-name="P16" draw:layer="layout" svg:width="1.331cm" svg:height="0.994cm" svg:x="78.6cm" svg:y="55.504cm">
          <draw:text-box>
            <text:p text:style-name="P15"><text:span text:style-name="T8">У</text:span></text:p>
          </draw:text-box>
        </draw:frame>
        <draw:frame draw:style-name="gr17" draw:text-style-name="P12" draw:layer="layout" svg:width="2.235cm" svg:height="0.677cm" svg:x="66.832cm" svg:y="58.299cm">
          <draw:text-box>
            <text:p text:style-name="P11"><text:span text:style-name="T5">Самаль </text:span></text:p>
          </draw:text-box>
        </draw:frame>
        <draw:polyline draw:style-name="gr22" draw:text-style-name="P1" draw:layer="layout" svg:width="10.413cm" svg:height="0cm" svg:x="57.15cm" svg:y="26.924cm" svg:viewBox="0 0 10414 0" draw:points="10414,0 5248,0 5248,0 0,0">
          <text:p/>
        </draw:polyline>
        <draw:polyline draw:style-name="gr22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23" draw:text-style-name="P1" draw:layer="layout" svg:x1="13.167cm" svg:y1="11.049cm" svg:x2="6.055cm" svg:y2="11.049cm">
          <text:p/>
        </draw:line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4" draw:text-style-name="P1" draw:layer="layout" svg:x1="32.13cm" svg:y1="22.505cm" svg:x2="32.13cm" svg:y2="16.506cm">
          <text:p/>
        </draw:line>
        <draw:polyline draw:style-name="gr11" draw:text-style-name="P1" draw:layer="layout" svg:width="6.803cm" svg:height="0cm" svg:x="18.796cm" svg:y="27.078cm" svg:viewBox="0 0 6804 0" draw:points="6804,0 3429,0 3429,0 0,0">
          <text:p/>
        </draw:polyline>
        <draw:polyline draw:style-name="gr11" draw:text-style-name="P1" draw:layer="layout" svg:width="6.73cm" svg:height="12.699cm" svg:x="18.796cm" svg:y="12.319cm" svg:viewBox="0 0 6731 12700" draw:points="0,0 3339,0 3339,12700 6731,12700">
          <text:p/>
        </draw:polyline>
        <draw:polyline draw:style-name="gr22" draw:text-style-name="P1" draw:layer="layout" svg:width="10.54cm" svg:height="0cm" svg:x="56.896cm" svg:y="42.418cm" svg:viewBox="0 0 10541 0" draw:points="10541,0 5312,0 5312,0 0,0">
          <text:p/>
        </draw:polyline>
        <draw:polyline draw:style-name="gr11" draw:text-style-name="P1" draw:layer="layout" svg:width="1.736cm" svg:height="37.41cm" draw:transform="skewX (0.0268780704807127) rotate (1.59767439727561) translate (12.4922414171692cm 7.674cm)" svg:viewBox="0 0 1737 37411" draw:points="0,1 1721,0 1737,37410 203,3741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5T22:46:41.891381000</dc:date>
    <meta:creation-date>2014-06-05T02:24:47Z</meta:creation-date>
    <meta:generator>LibreOffice_Vanilla/5.2.3.5$MacOSX_X86_64 LibreOffice_project/83adc9c35c74e0badc710d981405858b1179a327</meta:generator>
    <meta:editing-duration>PT42M2S</meta:editing-duration>
    <meta:editing-cycles>12</meta:editing-cycles>
    <meta:document-statistic meta:object-count="148"/>
  </office:meta>
</office:document-meta>
</file>